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b2b2b2" draw:textarea-horizontal-align="justify" draw:textarea-vertical-align="middle" draw:auto-grow-height="false" fo:min-height="25.375cm" fo:min-width="31.688cm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b2b2b2" fo:min-height="0.889cm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2.159cm" fo:min-width="4.066cm" fo:padding-top="0.16cm" fo:padding-bottom="0.16cm" fo:padding-left="0.285cm" fo:padding-right="0.285cm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5.777cm" fo:min-width="20.244cm" fo:padding-top="0.16cm" fo:padding-bottom="0.16cm" fo:padding-left="0.285cm" fo:padding-right="0.285cm"/>
    </style:style>
    <style:style style:name="gr5" style:family="graphic" style:parent-style-name="standard">
      <style:graphic-properties draw:stroke="none" svg:stroke-color="#000000" draw:fill="none" draw:fill-color="#eeeeee" fo:min-height="0.839cm"/>
    </style:style>
    <style:style style:name="gr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364cm" fo:min-width="5.358cm" fo:padding-top="0.16cm" fo:padding-bottom="0.16cm" fo:padding-left="0.285cm" fo:padding-right="0.285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364cm" fo:min-width="5.357cm" fo:padding-top="0.16cm" fo:padding-bottom="0.16cm" fo:padding-left="0.285cm" fo:padding-right="0.285cm"/>
    </style:style>
    <style:style style:name="gr8" style:family="graphic" style:parent-style-name="standard">
      <style:graphic-properties svg:stroke-width="0.071cm" svg:stroke-color="#000000" draw:marker-start-width="0.413cm" draw:marker-end-width="0.413cm" draw:fill-color="#b2b2b2" draw:textarea-horizontal-align="justify" draw:textarea-vertical-align="middle" draw:auto-grow-height="false" fo:min-height="25.588cm" fo:min-width="13.937cm" fo:padding-top="0.16cm" fo:padding-bottom="0.16cm" fo:padding-left="0.285cm" fo:padding-right="0.28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378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1.738cm"/>
    </style:style>
    <style:style style:name="gr11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5.777cm" fo:min-width="12.162cm" fo:padding-top="0.16cm" fo:padding-bottom="0.16cm" fo:padding-left="0.285cm" fo:padding-right="0.285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3.11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3.10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 draw:fill-color="#b2b2b2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eeeeee"/>
      <style:text-properties fo:font-weight="bold" style:font-weight-asian="bold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2.258cm" svg:height="25.695cm" svg:x="2.883cm" svg:y="3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2" draw:layer="layout" svg:width="37.386cm" svg:height="1.139cm" svg:x="3.183cm" svg:y="27.477cm">
              <draw:text-box>
                <text:p><text:span text:style-name="T1">Recovery System</text:span></text:p>
              </draw:text-box>
            </draw:frame>
            <draw:custom-shape draw:style-name="gr3" draw:text-style-name="P4" draw:layer="layout" svg:width="4.636cm" svg:height="22.479cm" svg:x="3.835cm" svg:y="4.064cm">
              <text:p text:style-name="P3">Facade</text:p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4" draw:text-style-name="P5" draw:layer="layout" svg:width="20.814cm" svg:height="6.097cm" svg:x="12.235cm" svg:y="12.2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6" draw:layer="layout" svg:width="20.154cm" svg:height="1.089cm" svg:x="12.525cm" svg:y="17.315cm">
                  <draw:text-box>
                    <text:p><text:span text:style-name="T1">Language Fragment Models</text:span></text:p>
                  </draw:text-box>
                </draw:frame>
              </draw:g>
              <draw:custom-shape draw:style-name="gr6" draw:text-style-name="P4" draw:layer="layout" svg:width="5.928cm" svg:height="3.684cm" svg:x="12.762cm" svg:y="12.851cm">
                <text:p text:style-name="P3">Java</text:p>
                <text:p text:style-name="P3">Fragment</text:p>
                <text:p text:style-name="P3">Model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5.928cm" svg:height="3.684cm" svg:x="19.48cm" svg:y="12.851cm">
                <text:p text:style-name="P3">XML</text:p>
                <text:p text:style-name="P3">Fragment</text:p>
                <text:p text:style-name="P3">Model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5.928cm" svg:height="3.684cm" svg:x="26.331cm" svg:y="12.851cm">
                <text:p text:style-name="P3">SQL/DDL</text:p>
                <text:p text:style-name="P3">Fragment</text:p>
                <text:p text:style-name="P3">Model</text:p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4" draw:text-style-name="P5" draw:layer="layout" svg:width="20.814cm" svg:height="6.097cm" svg:x="12.235cm" svg:y="4.1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6" draw:layer="layout" svg:width="20.154cm" svg:height="1.089cm" svg:x="12.525cm" svg:y="9.271cm">
                  <draw:text-box>
                    <text:p><text:span text:style-name="T1">Technology Heuristics</text:span></text:p>
                  </draw:text-box>
                </draw:frame>
              </draw:g>
              <draw:custom-shape draw:style-name="gr7" draw:text-style-name="P4" draw:layer="layout" svg:width="5.927cm" svg:height="3.684cm" svg:x="12.763cm" svg:y="4.807cm">
                <text:p text:style-name="P3">JAXB</text:p>
                <text:p text:style-name="P3">Java XML/XSD</text:p>
                <text:p text:style-name="P3">Heuristics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4" draw:layer="layout" svg:width="5.927cm" svg:height="3.684cm" svg:x="19.481cm" svg:y="4.807cm">
                <text:p text:style-name="P3">Hibernate</text:p>
                <text:p text:style-name="P3">Java XML</text:p>
                <text:p text:style-name="P3">Heuristics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5.928cm" svg:height="3.684cm" svg:x="26.331cm" svg:y="4.807cm">
                <text:p text:style-name="P3">Hibernate</text:p>
                <text:p text:style-name="P3">Java SQL/DDL</text:p>
                <text:p text:style-name="P3">Heuristics</text:p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4" draw:text-style-name="P5" draw:layer="layout" svg:width="20.814cm" svg:height="6.097cm" svg:x="12.235cm" svg:y="20.60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6" draw:layer="layout" svg:width="20.154cm" svg:height="1.089cm" svg:x="12.525cm" svg:y="25.707cm">
                  <draw:text-box>
                    <text:p><text:span text:style-name="T1">Syntax Analysis</text:span></text:p>
                  </draw:text-box>
                </draw:frame>
              </draw:g>
              <draw:custom-shape draw:style-name="gr6" draw:text-style-name="P4" draw:layer="layout" svg:width="5.928cm" svg:height="3.684cm" svg:x="12.762cm" svg:y="21.243cm">
                <text:p text:style-name="P3">Java</text:p>
                <text:p text:style-name="P3">Parser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5.928cm" svg:height="3.684cm" svg:x="19.48cm" svg:y="21.243cm">
                <text:p text:style-name="P3">XML</text:p>
                <text:p text:style-name="P3">Parser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5.928cm" svg:height="3.684cm" svg:x="26.331cm" svg:y="21.243cm">
                <text:p text:style-name="P3">SQL/DDL</text:p>
                <text:p text:style-name="P3">Parser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1" draw:layer="layout" svg:width="14.507cm" svg:height="25.908cm" svg:x="39.054cm" svg:y="2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2" draw:layer="layout" svg:width="12.273cm" svg:height="1.139cm" svg:x="39.129cm" svg:y="27.563cm">
              <draw:text-box>
                <text:p><text:span text:style-name="T1">Recovery System API</text:span></text:p>
              </draw:text-box>
            </draw:frame>
            <draw:custom-shape draw:style-name="gr9" draw:text-style-name="P7" draw:layer="layout" svg:width="0.635cm" svg:height="2.032cm" svg:x="15.347cm" svg:y="10.341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9" draw:text-style-name="P7" draw:layer="layout" svg:width="0.635cm" svg:height="2.032cm" svg:x="22.347cm" svg:y="10.342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9" draw:text-style-name="P7" draw:layer="layout" svg:width="0.635cm" svg:height="2.032cm" svg:x="29.147cm" svg:y="10.343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9" draw:text-style-name="P7" draw:layer="layout" svg:width="0.635cm" svg:height="2.032cm" svg:x="15.347cm" svg:y="18.542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9" draw:text-style-name="P7" draw:layer="layout" svg:width="0.635cm" svg:height="2.032cm" svg:x="22.347cm" svg:y="18.543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9" draw:text-style-name="P7" draw:layer="layout" svg:width="0.635cm" svg:height="2.032cm" svg:x="29.147cm" svg:y="18.544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7" draw:layer="layout" svg:width="2.794cm" svg:height="1.27cm" svg:x="8.979cm" svg:y="6.604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7" draw:layer="layout" svg:width="2.794cm" svg:height="1.27cm" svg:x="8.98cm" svg:y="14.405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7" draw:layer="layout" svg:width="2.794cm" svg:height="1.27cm" svg:x="8.981cm" svg:y="22.5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g>
              <draw:g>
                <draw:custom-shape draw:style-name="gr11" draw:text-style-name="P5" draw:layer="layout" svg:width="12.732cm" svg:height="6.097cm" svg:x="39.94cm" svg:y="20.60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6" draw:layer="layout" svg:width="12.329cm" svg:height="1.089cm" svg:x="40.117cm" svg:y="25.707cm">
                  <draw:text-box>
                    <text:p><text:span text:style-name="T1">Syntax Analysis API</text:span></text:p>
                  </draw:text-box>
                </draw:frame>
              </draw:g>
            </draw:g>
            <draw:g>
              <draw:g>
                <draw:custom-shape draw:style-name="gr11" draw:text-style-name="P5" draw:layer="layout" svg:width="12.732cm" svg:height="6.097cm" svg:x="39.94cm" svg:y="12.2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6" draw:layer="layout" svg:width="12.329cm" svg:height="1.089cm" svg:x="40.117cm" svg:y="17.315cm">
                  <draw:text-box>
                    <text:p><text:span text:style-name="T1">Abstract Fragment Model</text:span></text:p>
                  </draw:text-box>
                </draw:frame>
              </draw:g>
            </draw:g>
            <draw:g>
              <draw:g>
                <draw:custom-shape draw:style-name="gr11" draw:text-style-name="P5" draw:layer="layout" svg:width="12.732cm" svg:height="6.097cm" svg:x="39.94cm" svg:y="4.1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6" draw:layer="layout" svg:width="12.329cm" svg:height="1.089cm" svg:x="40.117cm" svg:y="9.271cm">
                  <draw:text-box>
                    <text:p><text:span text:style-name="T1">Comparative Fragment Analysis API</text:span></text:p>
                  </draw:text-box>
                </draw:frame>
              </draw:g>
            </draw:g>
            <draw:custom-shape draw:style-name="gr12" draw:text-style-name="P7" draw:layer="layout" svg:width="4.506cm" svg:height="1.27cm" svg:x="33.68cm" svg:y="6.605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3" draw:text-style-name="P7" draw:layer="layout" svg:width="4.505cm" svg:height="1.27cm" svg:x="33.682cm" svg:y="14.4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2" draw:text-style-name="P7" draw:layer="layout" svg:width="4.506cm" svg:height="1.27cm" svg:x="33.683cm" svg:y="22.50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6.444cm" fo:page-height="31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7T13:50:14.018655243</meta:creation-date>
    <dc:date>2017-11-27T17:54:44.092342604</dc:date>
    <dc:creator>Maximilian Meffert</dc:creator>
    <meta:editing-duration>PT3H53M18S</meta:editing-duration>
    <meta:editing-cycles>4</meta:editing-cycles>
    <meta:generator>LibreOffice/5.1.6.2$Linux_X86_64 LibreOffice_project/10m0$Build-2</meta:generator>
    <meta:document-statistic meta:object-count="52"/>
  </office:meta>
</office:document-meta>
</file>